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3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3.611cm"/>
    </style:style>
    <style:style style:name="co5" style:family="table-column">
      <style:table-column-properties fo:break-before="auto" style:column-width="7.966cm"/>
    </style:style>
    <style:style style:name="co6" style:family="table-column">
      <style:table-column-properties fo:break-before="auto" style:column-width="7.89cm"/>
    </style:style>
    <style:style style:name="co7" style:family="table-column">
      <style:table-column-properties fo:break-before="auto" style:column-width="4.225cm"/>
    </style:style>
    <style:style style:name="co8" style:family="table-column">
      <style:table-column-properties fo:break-before="auto" style:column-width="12.472cm"/>
    </style:style>
    <style:style style:name="co9" style:family="table-column">
      <style:table-column-properties fo:break-before="auto" style:column-width="1.755cm"/>
    </style:style>
    <style:style style:name="co10" style:family="table-column">
      <style:table-column-properties fo:break-before="auto" style:column-width="4.202cm"/>
    </style:style>
    <style:style style:name="co11" style:family="table-column">
      <style:table-column-properties fo:break-before="auto" style:column-width="4.124cm"/>
    </style:style>
    <style:style style:name="co12" style:family="table-column">
      <style:table-column-properties fo:break-before="auto" style:column-width="1.6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0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148">
      <style:table-cell-properties style:rotation-align="none"/>
    </style:style>
    <style:style style:name="ce6" style:family="table-cell" style:parent-style-name="Default">
      <style:table-cell-properties fo:border="0.74pt solid #000000"/>
    </style:style>
    <style:style style:name="ce3" style:family="table-cell" style:parent-style-name="Default" style:data-style-name="N149">
      <style:table-cell-properties style:rotation-align="none"/>
    </style:style>
    <style:style style:name="ce8" style:family="table-cell" style:parent-style-name="Default" style:data-style-name="N149">
      <style:table-cell-properties fo:border="0.74pt solid #000000"/>
    </style:style>
    <style:style style:name="ce9" style:family="table-cell" style:parent-style-name="Default" style:data-style-name="N149">
      <style:table-cell-properties style:rotation-align="none"/>
      <style:text-properties fo:font-weight="bold" style:font-weight-asian="bold" style:font-weight-complex="bold"/>
    </style:style>
    <style:style style:name="ce4" style:family="table-cell" style:parent-style-name="Default" style:data-style-name="N60">
      <style:table-cell-properties style:rotation-align="none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ce3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373"/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 table:number-columns-repeated="16373"/>
        </table:table-row>
        <table:table-row table:style-name="ro1">
          <table:table-cell office:value-type="string" calcext:value-type="string">
            <text:p>Base note: </text:p>
          </table:table-cell>
          <table:table-cell table:formula="of:=440/2" office:value-type="float" office:value="220" calcext:value-type="float">
            <text:p>220</text:p>
          </table:table-cell>
          <table:table-cell office:value-type="string" calcext:value-type="string">
            <text:p>Hz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 table:number-columns-repeated="16373"/>
        </table:table-row>
        <table:table-row table:style-name="ro1">
          <table:table-cell office:value-type="string" calcext:value-type="string">
            <text:p>Speed of sounds: </text:p>
          </table:table-cell>
          <table:table-cell office:value-type="float" office:value="334" calcext:value-type="float">
            <text:p>334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<text:s/>( only the odd overtones are corret 1(fundemental),3 ,5, 7, 9….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note: </text:p>
          </table:table-cell>
          <table:table-cell office:value-type="string" calcext:value-type="string">
            <text:p>Semitones from base </text:p>
          </table:table-cell>
          <table:table-cell table:style-name="Default" office:value-type="string" calcext:value-type="string">
            <text:p>frqenzy <text:s/>[Hz]</text:p>
          </table:table-cell>
          <table:table-cell office:value-type="string" calcext:value-type="string">
            <text:p>Ovetone nr:/coraspondig length</text:p>
          </table:table-cell>
          <table:table-cell office:value-type="string" calcext:value-type="string">
            <text:p>Length (Based on freqentzy) fundemental <text:s text:c="2"/>([m]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[.B3]" office:value-type="float" office:value="220" calcext:value-type="float">
            <text:p>220,0</text:p>
          </table:table-cell>
          <table:table-cell/>
          <table:table-cell table:formula="of:=[.$B$4]/(4*[.D7])" office:value-type="float" office:value="0.379545454545455" calcext:value-type="float">
            <text:p>0,380</text:p>
          </table:table-cell>
          <table:table-cell table:style-name="ce3" table:formula="of:=[.$B$4]*[.$G$6]/(4*[.D7])" office:value-type="float" office:value="1.13863636363636" calcext:value-type="float">
            <text:p>1,139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A#</text:p>
          </table:table-cell>
          <table:table-cell table:formula="of:=[.C7]+1" office:value-type="float" office:value="1" calcext:value-type="float">
            <text:p>1</text:p>
          </table:table-cell>
          <table:table-cell table:formula="of:=[.$D$7]*2^([.C8]/12)" office:value-type="float" office:value="233.081880759045" calcext:value-type="float">
            <text:p>233,1</text:p>
          </table:table-cell>
          <table:table-cell/>
          <table:table-cell table:formula="of:=[.$B$4]/(4*[.D8])" office:value-type="float" office:value="0.358243205040552" calcext:value-type="float">
            <text:p>0,358</text:p>
          </table:table-cell>
          <table:table-cell table:style-name="ce3" table:formula="of:=[.$B$4]*[.$G$6]/(4*[.D8])" office:value-type="float" office:value="1.07472961512166" calcext:value-type="float">
            <text:p>1,075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[.C8]+1" office:value-type="float" office:value="2" calcext:value-type="float">
            <text:p>2</text:p>
          </table:table-cell>
          <table:table-cell table:formula="of:=[.$D$7]*2^([.C9]/12)" office:value-type="float" office:value="246.941650628062" calcext:value-type="float">
            <text:p>246,9</text:p>
          </table:table-cell>
          <table:table-cell/>
          <table:table-cell table:formula="of:=[.$B$4]/(4*[.D9])" office:value-type="float" office:value="0.338136558930538" calcext:value-type="float">
            <text:p>0,338</text:p>
          </table:table-cell>
          <table:table-cell table:style-name="ce3" table:formula="of:=[.$B$4]*[.$G$6]/(4*[.D9])" office:value-type="float" office:value="1.01440967679161" calcext:value-type="float">
            <text:p>1,014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C9]+1" office:value-type="float" office:value="3" calcext:value-type="float">
            <text:p>3</text:p>
          </table:table-cell>
          <table:table-cell table:formula="of:=[.$D$7]*2^([.C10]/12)" office:value-type="float" office:value="261.625565300599" calcext:value-type="float">
            <text:p>261,6</text:p>
          </table:table-cell>
          <table:table-cell/>
          <table:table-cell table:formula="of:=[.$B$4]/(4*[.D10])" office:value-type="float" office:value="0.319158412153114" calcext:value-type="float">
            <text:p>0,319</text:p>
          </table:table-cell>
          <table:table-cell table:style-name="ce3" table:formula="of:=[.$B$4]*[.$G$6]/(4*[.D10])" office:value-type="float" office:value="0.957475236459342" calcext:value-type="float">
            <text:p>0,957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C#</text:p>
          </table:table-cell>
          <table:table-cell table:formula="of:=[.C10]+1" office:value-type="float" office:value="4" calcext:value-type="float">
            <text:p>4</text:p>
          </table:table-cell>
          <table:table-cell table:formula="of:=[.$D$7]*2^([.C11]/12)" office:value-type="float" office:value="277.182630976872" calcext:value-type="float">
            <text:p>277,2</text:p>
          </table:table-cell>
          <table:table-cell/>
          <table:table-cell table:formula="of:=[.$B$4]/(4*[.D11])" office:value-type="float" office:value="0.301245426907602" calcext:value-type="float">
            <text:p>0,301</text:p>
          </table:table-cell>
          <table:table-cell table:style-name="ce3" table:formula="of:=[.$B$4]*[.$G$6]/(4*[.D11])" office:value-type="float" office:value="0.903736280722805" calcext:value-type="float">
            <text:p>0,904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[.C11]+1" office:value-type="float" office:value="5" calcext:value-type="float">
            <text:p>5</text:p>
          </table:table-cell>
          <table:table-cell table:formula="of:=[.$D$7]*2^([.C12]/12)" office:value-type="float" office:value="293.664767917408" calcext:value-type="float">
            <text:p>293,7</text:p>
          </table:table-cell>
          <table:table-cell/>
          <table:table-cell table:formula="of:=[.$B$4]/(4*[.D12])" office:value-type="float" office:value="0.284337820270916" calcext:value-type="float">
            <text:p>0,284</text:p>
          </table:table-cell>
          <table:table-cell table:style-name="ce3" table:formula="of:=[.$B$4]*[.$G$6]/(4*[.D12])" office:value-type="float" office:value="0.853013460812746" calcext:value-type="float">
            <text:p>0,853</text:p>
          </table:table-cell>
          <table:table-cell table:number-columns-repeated="4"/>
          <table:table-cell table:style-name="Default" table:number-columns-repeated="5"/>
          <table:table-cell table:style-name="Default">
            <draw:frame table:end-cell-address="Ark1.AI26" table:end-x="1.149cm" table:end-y="0.482cm" draw:z-index="0" draw:name="Chart 2" draw:style-name="gr1" draw:text-style-name="P1" svg:width="30.514cm" svg:height="7.238cm" svg:x="1.21cm" svg:y="0.06cm">
              <draw:object draw:notify-on-update-of-ranges="Ark1.C7:Ark1.C42 Ark1.F7:Ark1.F4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16367"/>
        </table:table-row>
        <table:table-row table:style-name="ro1">
          <table:table-cell/>
          <table:table-cell office:value-type="string" calcext:value-type="string">
            <text:p>D#</text:p>
          </table:table-cell>
          <table:table-cell table:formula="of:=[.C12]+1" office:value-type="float" office:value="6" calcext:value-type="float">
            <text:p>6</text:p>
          </table:table-cell>
          <table:table-cell table:formula="of:=[.$D$7]*2^([.C13]/12)" office:value-type="float" office:value="311.126983722081" calcext:value-type="float">
            <text:p>311,1</text:p>
          </table:table-cell>
          <table:table-cell/>
          <table:table-cell table:formula="of:=[.$B$4]/(4*[.D13])" office:value-type="float" office:value="0.268379164677621" calcext:value-type="float">
            <text:p>0,268</text:p>
          </table:table-cell>
          <table:table-cell table:style-name="ce3" table:formula="of:=[.$B$4]*[.$G$6]/(4*[.D13])" office:value-type="float" office:value="0.805137494032864" calcext:value-type="float">
            <text:p>0,805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[.C13]+1" office:value-type="float" office:value="7" calcext:value-type="float">
            <text:p>7</text:p>
          </table:table-cell>
          <table:table-cell table:formula="of:=[.$D$7]*2^([.C14]/12)" office:value-type="float" office:value="329.62755691287" calcext:value-type="float">
            <text:p>329,6</text:p>
          </table:table-cell>
          <table:table-cell/>
          <table:table-cell table:formula="of:=[.$B$4]/(4*[.D14])" office:value-type="float" office:value="0.253316199598177" calcext:value-type="float">
            <text:p>0,253</text:p>
          </table:table-cell>
          <table:table-cell table:style-name="ce3" table:formula="of:=[.$B$4]*[.$G$6]/(4*[.D14])" office:value-type="float" office:value="0.759948598794531" calcext:value-type="float">
            <text:p>0,760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[.C14]+1" office:value-type="float" office:value="8" calcext:value-type="float">
            <text:p>8</text:p>
          </table:table-cell>
          <table:table-cell table:formula="of:=[.$D$7]*2^([.C15]/12)" office:value-type="float" office:value="349.228231433004" calcext:value-type="float">
            <text:p>349,2</text:p>
          </table:table-cell>
          <table:table-cell/>
          <table:table-cell table:formula="of:=[.$B$4]/(4*[.D15])" office:value-type="float" office:value="0.239098653786868" calcext:value-type="float">
            <text:p>0,239</text:p>
          </table:table-cell>
          <table:table-cell table:style-name="ce3" table:formula="of:=[.$B$4]*[.$G$6]/(4*[.D15])" office:value-type="float" office:value="0.717295961360604" calcext:value-type="float">
            <text:p>0,717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F#</text:p>
          </table:table-cell>
          <table:table-cell table:formula="of:=[.C15]+1" office:value-type="float" office:value="9" calcext:value-type="float">
            <text:p>9</text:p>
          </table:table-cell>
          <table:table-cell table:formula="of:=[.$D$7]*2^([.C16]/12)" office:value-type="float" office:value="369.994422711634" calcext:value-type="float">
            <text:p>370,0</text:p>
          </table:table-cell>
          <table:table-cell/>
          <table:table-cell table:formula="of:=[.$B$4]/(4*[.D16])" office:value-type="float" office:value="0.225679077506198" calcext:value-type="float">
            <text:p>0,226</text:p>
          </table:table-cell>
          <table:table-cell table:style-name="ce3" table:formula="of:=[.$B$4]*[.$G$6]/(4*[.D16])" office:value-type="float" office:value="0.677037232518595" calcext:value-type="float">
            <text:p>0,677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[.C16]+1" office:value-type="float" office:value="10" calcext:value-type="float">
            <text:p>10</text:p>
          </table:table-cell>
          <table:table-cell table:formula="of:=[.$D$7]*2^([.C17]/12)" office:value-type="float" office:value="391.995435981749" calcext:value-type="float">
            <text:p>392,0</text:p>
          </table:table-cell>
          <table:table-cell/>
          <table:table-cell table:formula="of:=[.$B$4]/(4*[.D17])" office:value-type="float" office:value="0.213012684167801" calcext:value-type="float">
            <text:p>0,213</text:p>
          </table:table-cell>
          <table:table-cell table:style-name="ce3" table:formula="of:=[.$B$4]*[.$G$6]/(4*[.D17])" office:value-type="float" office:value="0.639038052503405" calcext:value-type="float">
            <text:p>0,639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G#</text:p>
          </table:table-cell>
          <table:table-cell table:formula="of:=[.C17]+1" office:value-type="float" office:value="11" calcext:value-type="float">
            <text:p>11</text:p>
          </table:table-cell>
          <table:table-cell table:formula="of:=[.$D$7]*2^([.C18]/12)" office:value-type="float" office:value="415.304697579945" calcext:value-type="float">
            <text:p>415,3</text:p>
          </table:table-cell>
          <table:table-cell/>
          <table:table-cell table:formula="of:=[.$B$4]/(4*[.D18])" office:value-type="float" office:value="0.201057200861366" calcext:value-type="float">
            <text:p>0,201</text:p>
          </table:table-cell>
          <table:table-cell table:style-name="ce3" table:formula="of:=[.$B$4]*[.$G$6]/(4*[.D18])" office:value-type="float" office:value="0.603171602584099" calcext:value-type="float">
            <text:p>0,603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[.C18]+1" office:value-type="float" office:value="12" calcext:value-type="float">
            <text:p>12</text:p>
          </table:table-cell>
          <table:table-cell table:formula="of:=[.$D$7]*2^([.C19]/12)" office:value-type="float" office:value="440" calcext:value-type="float">
            <text:p>440,0</text:p>
          </table:table-cell>
          <table:table-cell/>
          <table:table-cell table:formula="of:=[.$B$4]/(4*[.D19])" office:value-type="float" office:value="0.189772727272727" calcext:value-type="float">
            <text:p>0,190</text:p>
          </table:table-cell>
          <table:table-cell table:formula="of:=[.$B$4]*[.$G$6]/(4*[.D19])" office:value-type="float" office:value="0.569318181818182" calcext:value-type="float">
            <text:p>0,569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A#</text:p>
          </table:table-cell>
          <table:table-cell table:formula="of:=[.C19]+1" office:value-type="float" office:value="13" calcext:value-type="float">
            <text:p>13</text:p>
          </table:table-cell>
          <table:table-cell table:formula="of:=[.$D$7]*2^([.C20]/12)" office:value-type="float" office:value="466.16376151809" calcext:value-type="float">
            <text:p>466,2</text:p>
          </table:table-cell>
          <table:table-cell/>
          <table:table-cell table:formula="of:=[.$B$4]/(4*[.D20])" office:value-type="float" office:value="0.179121602520276" calcext:value-type="float">
            <text:p>0,179</text:p>
          </table:table-cell>
          <table:table-cell table:formula="of:=[.$B$4]*[.$G$6]/(4*[.D20])" office:value-type="float" office:value="0.537364807560828" calcext:value-type="float">
            <text:p>0,537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[.C20]+1" office:value-type="float" office:value="14" calcext:value-type="float">
            <text:p>14</text:p>
          </table:table-cell>
          <table:table-cell table:formula="of:=[.$D$7]*2^([.C21]/12)" office:value-type="float" office:value="493.883301256124" calcext:value-type="float">
            <text:p>493,9</text:p>
          </table:table-cell>
          <table:table-cell/>
          <table:table-cell table:formula="of:=[.$B$4]/(4*[.D21])" office:value-type="float" office:value="0.169068279465269" calcext:value-type="float">
            <text:p>0,169</text:p>
          </table:table-cell>
          <table:table-cell table:formula="of:=[.$B$4]*[.$G$6]/(4*[.D21])" office:value-type="float" office:value="0.507204838395807" calcext:value-type="float">
            <text:p>0,507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C21]+1" office:value-type="float" office:value="15" calcext:value-type="float">
            <text:p>15</text:p>
          </table:table-cell>
          <table:table-cell table:formula="of:=[.$D$7]*2^([.C22]/12)" office:value-type="float" office:value="523.251130601197" calcext:value-type="float">
            <text:p>523,3</text:p>
          </table:table-cell>
          <table:table-cell/>
          <table:table-cell table:formula="of:=[.$B$4]/(4*[.D22])" office:value-type="float" office:value="0.159579206076557" calcext:value-type="float">
            <text:p>0,160</text:p>
          </table:table-cell>
          <table:table-cell table:formula="of:=[.$B$4]*[.$G$6]/(4*[.D22])" office:value-type="float" office:value="0.478737618229672" calcext:value-type="float">
            <text:p>0,479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C#</text:p>
          </table:table-cell>
          <table:table-cell table:formula="of:=[.C22]+1" office:value-type="float" office:value="16" calcext:value-type="float">
            <text:p>16</text:p>
          </table:table-cell>
          <table:table-cell table:formula="of:=[.$D$7]*2^([.C23]/12)" office:value-type="float" office:value="554.365261953744" calcext:value-type="float">
            <text:p>554,4</text:p>
          </table:table-cell>
          <table:table-cell/>
          <table:table-cell table:formula="of:=[.$B$4]/(4*[.D23])" office:value-type="float" office:value="0.150622713453801" calcext:value-type="float">
            <text:p>0,151</text:p>
          </table:table-cell>
          <table:table-cell table:formula="of:=[.$B$4]*[.$G$6]/(4*[.D23])" office:value-type="float" office:value="0.451868140361402" calcext:value-type="float">
            <text:p>0,452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[.C23]+1" office:value-type="float" office:value="17" calcext:value-type="float">
            <text:p>17</text:p>
          </table:table-cell>
          <table:table-cell table:formula="of:=[.$D$7]*2^([.C24]/12)" office:value-type="float" office:value="587.329535834815" calcext:value-type="float">
            <text:p>587,3</text:p>
          </table:table-cell>
          <table:table-cell/>
          <table:table-cell table:formula="of:=[.$B$4]/(4*[.D24])" office:value-type="float" office:value="0.142168910135458" calcext:value-type="float">
            <text:p>0,142</text:p>
          </table:table-cell>
          <table:table-cell table:formula="of:=[.$B$4]*[.$G$6]/(4*[.D24])" office:value-type="float" office:value="0.426506730406374" calcext:value-type="float">
            <text:p>0,427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D#</text:p>
          </table:table-cell>
          <table:table-cell table:formula="of:=[.C24]+1" office:value-type="float" office:value="18" calcext:value-type="float">
            <text:p>18</text:p>
          </table:table-cell>
          <table:table-cell table:formula="of:=[.$D$7]*2^([.C25]/12)" office:value-type="float" office:value="622.253967444162" calcext:value-type="float">
            <text:p>622,3</text:p>
          </table:table-cell>
          <table:table-cell/>
          <table:table-cell table:formula="of:=[.$B$4]/(4*[.D25])" office:value-type="float" office:value="0.134189582338811" calcext:value-type="float">
            <text:p>0,134</text:p>
          </table:table-cell>
          <table:table-cell table:formula="of:=[.$B$4]*[.$G$6]/(4*[.D25])" office:value-type="float" office:value="0.402568747016432" calcext:value-type="float">
            <text:p>0,403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[.C25]+1" office:value-type="float" office:value="19" calcext:value-type="float">
            <text:p>19</text:p>
          </table:table-cell>
          <table:table-cell table:formula="of:=[.$D$7]*2^([.C26]/12)" office:value-type="float" office:value="659.25511382574" calcext:value-type="float">
            <text:p>659,3</text:p>
          </table:table-cell>
          <table:table-cell/>
          <table:table-cell table:formula="of:=[.$B$4]/(4*[.D26])" office:value-type="float" office:value="0.126658099799088" calcext:value-type="float">
            <text:p>0,127</text:p>
          </table:table-cell>
          <table:table-cell table:formula="of:=[.$B$4]*[.$G$6]/(4*[.D26])" office:value-type="float" office:value="0.379974299397265" calcext:value-type="float">
            <text:p>0,380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[.C26]+1" office:value-type="float" office:value="20" calcext:value-type="float">
            <text:p>20</text:p>
          </table:table-cell>
          <table:table-cell table:formula="of:=[.$D$7]*2^([.C27]/12)" office:value-type="float" office:value="698.456462866008" calcext:value-type="float">
            <text:p>698,5</text:p>
          </table:table-cell>
          <table:table-cell/>
          <table:table-cell table:formula="of:=[.$B$4]/(4*[.D27])" office:value-type="float" office:value="0.119549326893434" calcext:value-type="float">
            <text:p>0,120</text:p>
          </table:table-cell>
          <table:table-cell table:formula="of:=[.$B$4]*[.$G$6]/(4*[.D27])" office:value-type="float" office:value="0.358647980680302" calcext:value-type="float">
            <text:p>0,359</text:p>
          </table:table-cell>
          <table:table-cell table:number-columns-repeated="4"/>
          <table:table-cell table:style-name="Default" table:number-columns-repeated="5"/>
          <table:table-cell table:style-name="Default">
            <draw:frame table:end-cell-address="Ark1.AI41" table:end-x="1.088cm" table:end-y="0.422cm" draw:z-index="1" draw:name="Chart 3" draw:style-name="gr1" draw:text-style-name="P1" svg:width="30.514cm" svg:height="7.237cm" svg:x="1.149cm" svg:y="0cm">
              <draw:object draw:notify-on-update-of-ranges="Ark1.C7:Ark1.C42 Ark1.D7:Ark1.D4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16367"/>
        </table:table-row>
        <table:table-row table:style-name="ro1">
          <table:table-cell/>
          <table:table-cell office:value-type="string" calcext:value-type="string">
            <text:p>F#</text:p>
          </table:table-cell>
          <table:table-cell table:formula="of:=[.C27]+1" office:value-type="float" office:value="21" calcext:value-type="float">
            <text:p>21</text:p>
          </table:table-cell>
          <table:table-cell table:formula="of:=[.$D$7]*2^([.C28]/12)" office:value-type="float" office:value="739.988845423269" calcext:value-type="float">
            <text:p>740,0</text:p>
          </table:table-cell>
          <table:table-cell/>
          <table:table-cell table:formula="of:=[.$B$4]/(4*[.D28])" office:value-type="float" office:value="0.112839538753099" calcext:value-type="float">
            <text:p>0,113</text:p>
          </table:table-cell>
          <table:table-cell table:formula="of:=[.$B$4]*[.$G$6]/(4*[.D28])" office:value-type="float" office:value="0.338518616259297" calcext:value-type="float">
            <text:p>0,339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[.C28]+1" office:value-type="float" office:value="22" calcext:value-type="float">
            <text:p>22</text:p>
          </table:table-cell>
          <table:table-cell table:formula="of:=[.$D$7]*2^([.C29]/12)" office:value-type="float" office:value="783.990871963499" calcext:value-type="float">
            <text:p>784,0</text:p>
          </table:table-cell>
          <table:table-cell/>
          <table:table-cell table:formula="of:=[.$B$4]/(4*[.D29])" office:value-type="float" office:value="0.106506342083901" calcext:value-type="float">
            <text:p>0,107</text:p>
          </table:table-cell>
          <table:table-cell table:formula="of:=[.$B$4]*[.$G$6]/(4*[.D29])" office:value-type="float" office:value="0.319519026251702" calcext:value-type="float">
            <text:p>0,320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G#</text:p>
          </table:table-cell>
          <table:table-cell table:formula="of:=[.C29]+1" office:value-type="float" office:value="23" calcext:value-type="float">
            <text:p>23</text:p>
          </table:table-cell>
          <table:table-cell table:formula="of:=[.$D$7]*2^([.C30]/12)" office:value-type="float" office:value="830.60939515989" calcext:value-type="float">
            <text:p>830,6</text:p>
          </table:table-cell>
          <table:table-cell/>
          <table:table-cell table:formula="of:=[.$B$4]/(4*[.D30])" office:value-type="float" office:value="0.100528600430683" calcext:value-type="float">
            <text:p>0,101</text:p>
          </table:table-cell>
          <table:table-cell table:formula="of:=[.$B$4]*[.$G$6]/(4*[.D30])" office:value-type="float" office:value="0.30158580129205" calcext:value-type="float">
            <text:p>0,302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 table:style-name="ce1" table:formula="of:=[.A19]+1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[.C30]+1" office:value-type="float" office:value="24" calcext:value-type="float">
            <text:p>24</text:p>
          </table:table-cell>
          <table:table-cell table:formula="of:=[.$D$7]*2^([.C31]/12)" office:value-type="float" office:value="880" calcext:value-type="float">
            <text:p>880,0</text:p>
          </table:table-cell>
          <table:table-cell/>
          <table:table-cell table:formula="of:=[.$B$4]/(4*[.D31])" office:value-type="float" office:value="0.0948863636363636" calcext:value-type="float">
            <text:p>0,095</text:p>
          </table:table-cell>
          <table:table-cell table:formula="of:=[.$B$4]*[.$G$6]/(4*[.D31])" office:value-type="float" office:value="0.284659090909091" calcext:value-type="float">
            <text:p>0,285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A#</text:p>
          </table:table-cell>
          <table:table-cell table:formula="of:=[.C31]+1" office:value-type="float" office:value="25" calcext:value-type="float">
            <text:p>25</text:p>
          </table:table-cell>
          <table:table-cell table:formula="of:=[.$D$7]*2^([.C32]/12)" office:value-type="float" office:value="932.32752303618" calcext:value-type="float">
            <text:p>932,3</text:p>
          </table:table-cell>
          <table:table-cell/>
          <table:table-cell table:formula="of:=[.$B$4]/(4*[.D32])" office:value-type="float" office:value="0.089560801260138" calcext:value-type="float">
            <text:p>0,090</text:p>
          </table:table-cell>
          <table:table-cell table:formula="of:=[.$B$4]*[.$G$6]/(4*[.D32])" office:value-type="float" office:value="0.268682403780414" calcext:value-type="float">
            <text:p>0,269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[.C32]+1" office:value-type="float" office:value="26" calcext:value-type="float">
            <text:p>26</text:p>
          </table:table-cell>
          <table:table-cell table:formula="of:=[.$D$7]*2^([.C33]/12)" office:value-type="float" office:value="987.766602512248" calcext:value-type="float">
            <text:p>987,8</text:p>
          </table:table-cell>
          <table:table-cell/>
          <table:table-cell table:formula="of:=[.$B$4]/(4*[.D33])" office:value-type="float" office:value="0.0845341397326345" calcext:value-type="float">
            <text:p>0,085</text:p>
          </table:table-cell>
          <table:table-cell table:formula="of:=[.$B$4]*[.$G$6]/(4*[.D33])" office:value-type="float" office:value="0.253602419197903" calcext:value-type="float">
            <text:p>0,254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C33]+1" office:value-type="float" office:value="27" calcext:value-type="float">
            <text:p>27</text:p>
          </table:table-cell>
          <table:table-cell table:formula="of:=[.$D$7]*2^([.C34]/12)" office:value-type="float" office:value="1046.50226120239" calcext:value-type="float">
            <text:p>1046,5</text:p>
          </table:table-cell>
          <table:table-cell/>
          <table:table-cell table:formula="of:=[.$B$4]/(4*[.D34])" office:value-type="float" office:value="0.0797896030382786" calcext:value-type="float">
            <text:p>0,080</text:p>
          </table:table-cell>
          <table:table-cell table:formula="of:=[.$B$4]*[.$G$6]/(4*[.D34])" office:value-type="float" office:value="0.239368809114837" calcext:value-type="float">
            <text:p>0,239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C#</text:p>
          </table:table-cell>
          <table:table-cell table:formula="of:=[.C34]+1" office:value-type="float" office:value="28" calcext:value-type="float">
            <text:p>28</text:p>
          </table:table-cell>
          <table:table-cell table:formula="of:=[.$D$7]*2^([.C35]/12)" office:value-type="float" office:value="1108.73052390749" calcext:value-type="float">
            <text:p>1108,7</text:p>
          </table:table-cell>
          <table:table-cell/>
          <table:table-cell table:formula="of:=[.$B$4]/(4*[.D35])" office:value-type="float" office:value="0.0753113567269004" calcext:value-type="float">
            <text:p>0,075</text:p>
          </table:table-cell>
          <table:table-cell table:formula="of:=[.$B$4]*[.$G$6]/(4*[.D35])" office:value-type="float" office:value="0.225934070180701" calcext:value-type="float">
            <text:p>0,226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[.C35]+1" office:value-type="float" office:value="29" calcext:value-type="float">
            <text:p>29</text:p>
          </table:table-cell>
          <table:table-cell table:formula="of:=[.$D$7]*2^([.C36]/12)" office:value-type="float" office:value="1174.65907166963" calcext:value-type="float">
            <text:p>1174,7</text:p>
          </table:table-cell>
          <table:table-cell/>
          <table:table-cell table:formula="of:=[.$B$4]/(4*[.D36])" office:value-type="float" office:value="0.0710844550677289" calcext:value-type="float">
            <text:p>0,071</text:p>
          </table:table-cell>
          <table:table-cell table:formula="of:=[.$B$4]*[.$G$6]/(4*[.D36])" office:value-type="float" office:value="0.213253365203187" calcext:value-type="float">
            <text:p>0,213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D#</text:p>
          </table:table-cell>
          <table:table-cell table:formula="of:=[.C36]+1" office:value-type="float" office:value="30" calcext:value-type="float">
            <text:p>30</text:p>
          </table:table-cell>
          <table:table-cell table:formula="of:=[.$D$7]*2^([.C37]/12)" office:value-type="float" office:value="1244.50793488832" calcext:value-type="float">
            <text:p>1244,5</text:p>
          </table:table-cell>
          <table:table-cell/>
          <table:table-cell table:formula="of:=[.$B$4]/(4*[.D37])" office:value-type="float" office:value="0.0670947911694054" calcext:value-type="float">
            <text:p>0,067</text:p>
          </table:table-cell>
          <table:table-cell table:formula="of:=[.$B$4]*[.$G$6]/(4*[.D37])" office:value-type="float" office:value="0.201284373508217" calcext:value-type="float">
            <text:p>0,201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[.C37]+1" office:value-type="float" office:value="31" calcext:value-type="float">
            <text:p>31</text:p>
          </table:table-cell>
          <table:table-cell table:formula="of:=[.$D$7]*2^([.C38]/12)" office:value-type="float" office:value="1318.51022765148" calcext:value-type="float">
            <text:p>1318,5</text:p>
          </table:table-cell>
          <table:table-cell/>
          <table:table-cell table:formula="of:=[.$B$4]/(4*[.D38])" office:value-type="float" office:value="0.0633290498995442" calcext:value-type="float">
            <text:p>0,063</text:p>
          </table:table-cell>
          <table:table-cell table:formula="of:=[.$B$4]*[.$G$6]/(4*[.D38])" office:value-type="float" office:value="0.189987149698633" calcext:value-type="float">
            <text:p>0,190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[.C38]+1" office:value-type="float" office:value="32" calcext:value-type="float">
            <text:p>32</text:p>
          </table:table-cell>
          <table:table-cell table:formula="of:=[.$D$7]*2^([.C39]/12)" office:value-type="float" office:value="1396.91292573202" calcext:value-type="float">
            <text:p>1396,9</text:p>
          </table:table-cell>
          <table:table-cell/>
          <table:table-cell table:formula="of:=[.$B$4]/(4*[.D39])" office:value-type="float" office:value="0.059774663446717" calcext:value-type="float">
            <text:p>0,060</text:p>
          </table:table-cell>
          <table:table-cell table:formula="of:=[.$B$4]*[.$G$6]/(4*[.D39])" office:value-type="float" office:value="0.17932399034015" calcext:value-type="float">
            <text:p>0,179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F#</text:p>
          </table:table-cell>
          <table:table-cell table:formula="of:=[.C39]+1" office:value-type="float" office:value="33" calcext:value-type="float">
            <text:p>33</text:p>
          </table:table-cell>
          <table:table-cell table:formula="of:=[.$D$7]*2^([.C40]/12)" office:value-type="float" office:value="1479.97769084654" calcext:value-type="float">
            <text:p>1480,0</text:p>
          </table:table-cell>
          <table:table-cell/>
          <table:table-cell table:formula="of:=[.$B$4]/(4*[.D40])" office:value-type="float" office:value="0.0564197693765496" calcext:value-type="float">
            <text:p>0,056</text:p>
          </table:table-cell>
          <table:table-cell table:formula="of:=[.$B$4]*[.$G$6]/(4*[.D40])" office:value-type="float" office:value="0.169259308129648" calcext:value-type="float">
            <text:p>0,169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[.C40]+1" office:value-type="float" office:value="34" calcext:value-type="float">
            <text:p>34</text:p>
          </table:table-cell>
          <table:table-cell table:formula="of:=[.$D$7]*2^([.C41]/12)" office:value-type="float" office:value="1567.981743927" calcext:value-type="float">
            <text:p>1568,0</text:p>
          </table:table-cell>
          <table:table-cell/>
          <table:table-cell table:formula="of:=[.$B$4]/(4*[.D41])" office:value-type="float" office:value="0.0532531710419504" calcext:value-type="float">
            <text:p>0,053</text:p>
          </table:table-cell>
          <table:table-cell table:formula="of:=[.$B$4]*[.$G$6]/(4*[.D41])" office:value-type="float" office:value="0.159759513125851" calcext:value-type="float">
            <text:p>0,160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G#</text:p>
          </table:table-cell>
          <table:table-cell table:formula="of:=[.C41]+1" office:value-type="float" office:value="35" calcext:value-type="float">
            <text:p>35</text:p>
          </table:table-cell>
          <table:table-cell table:formula="of:=[.$D$7]*2^([.C42]/12)" office:value-type="float" office:value="1661.21879031978" calcext:value-type="float">
            <text:p>1661,2</text:p>
          </table:table-cell>
          <table:table-cell/>
          <table:table-cell table:formula="of:=[.$B$4]/(4*[.D42])" office:value-type="float" office:value="0.0502643002153416" calcext:value-type="float">
            <text:p>0,050</text:p>
          </table:table-cell>
          <table:table-cell table:formula="of:=[.$B$4]*[.$G$6]/(4*[.D42])" office:value-type="float" office:value="0.150792900646025" calcext:value-type="float">
            <text:p>0,151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[.C42]+1" office:value-type="float" office:value="36" calcext:value-type="float">
            <text:p>36</text:p>
          </table:table-cell>
          <table:table-cell table:formula="of:=[.$D$7]*2^([.C43]/12)" office:value-type="float" office:value="1760" calcext:value-type="float">
            <text:p>1760,0</text:p>
          </table:table-cell>
          <table:table-cell/>
          <table:table-cell table:formula="of:=[.$B$4]/(4*[.D43])" office:value-type="float" office:value="0.0474431818181818" calcext:value-type="float">
            <text:p>0,047</text:p>
          </table:table-cell>
          <table:table-cell table:formula="of:=[.$B$4]*[.$G$6]/(4*[.D43])" office:value-type="float" office:value="0.142329545454545" calcext:value-type="float">
            <text:p>0,142</text:p>
          </table:table-cell>
          <table:table-cell table:number-columns-repeated="4"/>
          <table:table-cell table:style-name="Default" table:number-columns-repeated="16373"/>
        </table:table-row>
        <table:table-row table:style-name="ro2">
          <table:table-cell table:number-columns-repeated="3"/>
          <table:table-cell table:style-name="Default"/>
          <table:table-cell table:style-name="ce6" office:value-type="string" calcext:value-type="string">
            <text:p>length of total pipef for middle A +2 X Octaves: [m]</text:p>
          </table:table-cell>
          <table:table-cell table:style-name="ce8" table:formula="of:=SUM([.F19:.F43])" office:value-type="float" office:value="2.58335057565284" calcext:value-type="float">
            <text:p>2,583</text:p>
          </table:table-cell>
          <table:table-cell table:style-name="ce8" table:formula="of:=SUM([.G19:.G43])" office:value-type="float" office:value="7.75005172695851" calcext:value-type="float">
            <text:p>7,750</text:p>
          </table:table-cell>
          <table:table-cell table:number-columns-repeated="4"/>
          <table:table-cell table:style-name="Default" table:number-columns-repeated="16373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4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4"/>
          <table:table-cell table:style-name="Default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a" fo:country="DK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lespidser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kr </number:text>
      <number:number number:decimal-places="0" number:min-decimal-places="0" number:min-integer-digits="1" number:grouping="true"/>
    </number:number-style>
    <number:number-style style:name="N115">
      <number:text>kr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kr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kr </number:text>
      <number:number number:decimal-places="2" number:min-decimal-places="2" number:min-integer-digits="1" number:grouping="true"/>
    </number:number-style>
    <number:number-style style:name="N118">
      <number:text>kr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kr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1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1P2" style:volatile="true">
      <number:text loext:blank-width-char=" "> </number:text>
      <number:fill-character> </number:fill-character>
      <number:text>- _ </number:text>
    </number:number-style>
    <number:text-style style:name="N131">
      <number:text loext:blank-width-char=" "> </number:text>
      <number:text-content/>
      <number:text loext:blank-width-char=" 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 "> kr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5P1" style:volatile="true">
      <number:text loext:blank-width-char=" "> kr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5P2" style:volatile="true">
      <number:text loext:blank-width-char=" "> kr </number:text>
      <number:fill-character> </number:fill-character>
      <number:text>- _ </number:text>
    </number:number-style>
    <number:text-style style:name="N135">
      <number:text loext:blank-width-char=" "> </number:text>
      <number:text-content/>
      <number:text loext:blank-width-char=" 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9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9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9">
      <number:text loext:blank-width-char=" "> </number:text>
      <number:text-content/>
      <number:text loext:blank-width-char=" 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 "> kr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43P1" style:volatile="true">
      <number:text loext:blank-width-char=" "> kr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43P2" style:volatile="true">
      <number:text loext:blank-width-char=" "> kr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43">
      <number:text loext:blank-width-char=" "> </number:text>
      <number:text-content/>
      <number:text loext:blank-width-char=" 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">
      <number:number number:decimal-places="1" number:min-decimal-places="1" number:min-integer-digits="1"/>
    </number:number-style>
    <number:number-style style:name="N149">
      <number:number number:decimal-places="3" number:min-decimal-places="3" number:min-integer-digits="1"/>
    </number:number-style>
    <number:number-style style:name="N150">
      <number:number number:decimal-places="15" number:min-decimal-places="15" number:min-integer-digits="1"/>
    </number:number-style>
    <number:number-style style:name="N151">
      <number:number number:decimal-places="14" number:min-decimal-places="14" number:min-integer-digits="1"/>
    </number:number-style>
    <number:number-style style:name="N152">
      <number:number number:decimal-places="13" number:min-decimal-places="13" number:min-integer-digits="1"/>
    </number:number-style>
    <number:number-style style:name="N153">
      <number:number number:decimal-places="12" number:min-decimal-places="12" number:min-integer-digits="1"/>
    </number:number-style>
    <number:number-style style:name="N154">
      <number:number number:decimal-places="11" number:min-decimal-places="11" number:min-integer-digits="1"/>
    </number:number-style>
    <number:number-style style:name="N155">
      <number:number number:decimal-places="10" number:min-decimal-places="10" number:min-integer-digits="1"/>
    </number:number-style>
    <number:number-style style:name="N156">
      <number:number number:decimal-places="9" number:min-decimal-places="9" number:min-integer-digits="1"/>
    </number:number-style>
    <number:number-style style:name="N157">
      <number:number number:decimal-places="8" number:min-decimal-places="8" number:min-integer-digits="1"/>
    </number:number-style>
    <number:number-style style:name="N158">
      <number:number number:decimal-places="7" number:min-decimal-places="7" number:min-integer-digits="1"/>
    </number:number-style>
    <number:number-style style:name="N159">
      <number:number number:decimal-places="6" number:min-decimal-places="6" number:min-integer-digits="1"/>
    </number:number-style>
    <number:number-style style:name="N160">
      <number:number number:decimal-places="5" number:min-decimal-places="5" number:min-integer-digits="1"/>
    </number:number-style>
    <number:number-style style:name="N161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lespidser_20_1" draw:display-name="Pilespidser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-00-0000</text:date>, <text:time style:data-style-name="N2" text:time-value="18:31:56.300066700">00:00:00</text:time></text:p>
        </style:region-right>
      </style:header>
      <style:header-left style:display="false"/>
      <style:header-first style:display="false"/>
      <style:footer>
        <text:p>Sid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rk1" style:display-name="PageStyle_Ark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skar Bach Vinther</meta:initial-creator>
    <meta:creation-date>2015-06-05T18:19:34</meta:creation-date>
    <dc:date>2026-02-11T18:47:10.471699000</dc:date>
    <meta:generator>LibreOffice/25.8.4.2$Windows_X86_64 LibreOffice_project/290daaa01b999472f0c7a3890eb6a550fd74c6df</meta:generator>
    <meta:editing-duration>PT21H21M53S</meta:editing-duration>
    <meta:editing-cycles>3</meta:editing-cycles>
    <meta:document-statistic meta:table-count="1" meta:cell-count="203" meta:object-count="2"/>
    <meta:user-defined meta:name="AppVersion">16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49">
      <number:number number:decimal-places="3" number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49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9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35cm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style:font-size-asian="14pt" style:font-size-complex="14pt"/>
    </style:style>
  </office:automatic-styles>
  <office:body>
    <office:chart>
      <chart:chart svg:width="30.515cm" svg:height="7.461cm" xlink:href=".." xlink:type="simple" chart:class="chart:bar" chart:style-name="ch1">
        <chart:title svg:x="14.518cm" svg:y="0.285cm" chart:style-name="ch2">
          <text:p><text:span text:style-name="T1">length</text:span></text:p>
        </chart:title>
        <chart:plot-area chart:style-name="ch3" svg:x="0.61cm" svg:y="1.233cm" svg:width="29.295cm" svg:height="6.079cm">
          <chart:coordinate-region svg:x="1.434cm" svg:y="1.394cm" svg:width="28.471cm" svg:height="5.5cm"/>
          <chart:axis chart:dimension="x" chart:name="primary-x" chart:style-name="ch4" chartooo:axis-type="auto">
            <chartooo:date-scale/>
            <chart:categories table:cell-range-address="Ark1.C7:Ark1.C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1.F7:Ark1.F42" loext:label-string="&quot;length&quot;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ngt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1.C7:Ark1.C42</svg:desc>
                </draw:g>
              </table:table-cell>
              <table:table-cell office:value-type="float" office:value="0.379545454545455">
                <text:p>0.379545454545455</text:p>
                <draw:g>
                  <svg:desc>Ark1.F7:Ark1.F4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58243205040552">
                <text:p>0.3582432050405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38136558930538">
                <text:p>0.3381365589305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19158412153114">
                <text:p>0.3191584121531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01245426907602">
                <text:p>0.3012454269076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84337820270916">
                <text:p>0.2843378202709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68379164677621">
                <text:p>0.26837916467762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53316199598177">
                <text:p>0.2533161995981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39098653786868">
                <text:p>0.2390986537868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25679077506198">
                <text:p>0.2256790775061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13012684167801">
                <text:p>0.2130126841678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01057200861366">
                <text:p>0.2010572008613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9772727272727">
                <text:p>0.18977272727272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79121602520276">
                <text:p>0.17912160252027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69068279465269">
                <text:p>0.1690682794652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59579206076557">
                <text:p>0.1595792060765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50622713453801">
                <text:p>0.1506227134538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42168910135458">
                <text:p>0.14216891013545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34189582338811">
                <text:p>0.13418958233881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26658099799088">
                <text:p>0.1266580997990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19549326893434">
                <text:p>0.11954932689343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12839538753099">
                <text:p>0.1128395387530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06506342083901">
                <text:p>0.1065063420839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00528600430683">
                <text:p>0.10052860043068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948863636363636">
                <text:p>0.09488636363636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89560801260138">
                <text:p>0.08956080126013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845341397326345">
                <text:p>0.084534139732634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797896030382786">
                <text:p>0.07978960303827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753113567269004">
                <text:p>0.075311356726900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710844550677289">
                <text:p>0.07108445506772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70947911694054">
                <text:p>0.067094791169405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633290498995442">
                <text:p>0.063329049899544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59774663446717">
                <text:p>0.05977466344671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564197693765496">
                <text:p>0.056419769376549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532531710419504">
                <text:p>0.053253171041950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502643002153416">
                <text:p>0.0502643002153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48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48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8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35cm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</office:automatic-styles>
  <office:body>
    <office:chart>
      <chart:chart svg:width="30.515cm" svg:height="7.461cm" xlink:href=".." xlink:type="simple" chart:class="chart:bar" chart:style-name="ch1">
        <chart:title svg:x="14.061cm" svg:y="0.285cm" chart:style-name="ch2">
          <text:p><text:span text:style-name="T1">frequentsy</text:span></text:p>
        </chart:title>
        <chart:plot-area chart:style-name="ch3" svg:x="0.61cm" svg:y="1.233cm" svg:width="29.295cm" svg:height="6.079cm">
          <chart:coordinate-region svg:x="1.595cm" svg:y="1.393cm" svg:width="28.31cm" svg:height="5.501cm"/>
          <chart:axis chart:dimension="x" chart:name="primary-x" chart:style-name="ch4" chartooo:axis-type="auto">
            <chartooo:date-scale/>
            <chart:categories table:cell-range-address="Ark1.C7:Ark1.C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1.D7:Ark1.D42" loext:label-string="&quot;length&quot;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ngt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1.C7:Ark1.C42</svg:desc>
                </draw:g>
              </table:table-cell>
              <table:table-cell office:value-type="float" office:value="220">
                <text:p>220</text:p>
                <draw:g>
                  <svg:desc>Ark1.D7:Ark1.D4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3.081880759045">
                <text:p>233.0818807590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6.941650628062">
                <text:p>246.9416506280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1.625565300599">
                <text:p>261.6255653005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7.182630976872">
                <text:p>277.1826309768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93.664767917408">
                <text:p>293.6647679174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11.126983722081">
                <text:p>311.1269837220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29.62755691287">
                <text:p>329.627556912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9.228231433004">
                <text:p>349.2282314330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69.994422711634">
                <text:p>369.9944227116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1.995435981749">
                <text:p>391.9954359817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15.304697579945">
                <text:p>415.3046975799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66.16376151809">
                <text:p>466.1637615180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93.883301256124">
                <text:p>493.8833012561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23.251130601197">
                <text:p>523.2511306011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54.365261953744">
                <text:p>554.3652619537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87.329535834815">
                <text:p>587.3295358348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22.253967444162">
                <text:p>622.2539674441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59.25511382574">
                <text:p>659.255113825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98.456462866008">
                <text:p>698.45646286600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39.988845423269">
                <text:p>739.98884542326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83.990871963499">
                <text:p>783.9908719634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30.60939515989">
                <text:p>830.609395159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32.32752303618">
                <text:p>932.3275230361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87.766602512248">
                <text:p>987.76660251224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46.50226120239">
                <text:p>1046.5022612023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08.73052390749">
                <text:p>1108.7305239074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74.65907166963">
                <text:p>1174.659071669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44.50793488832">
                <text:p>1244.5079348883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318.51022765148">
                <text:p>1318.510227651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96.91292573202">
                <text:p>1396.9129257320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479.97769084654">
                <text:p>1479.9776908465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567.981743927">
                <text:p>1567.98174392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661.21879031978">
                <text:p>1661.218790319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